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P2"/>
      <text:p text:style-name="P2"/>
      <text:p text:style-name="P2">When editing availabilities, no date can be submitted – though nothing happens so not a huge deal</text:p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-possible to book room for previous day to noon of today AFTER noon today</text:p>
      <text:p text:style-name="Standard">but allows for people looking after midnight to book a room</text:p>
      <text:p text:style-name="Standard">so not a huge problem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<text:soft-page-break/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7T14:13:58.18</dc:date>
    <dc:creator>Trevor Pierson</dc:creator>
    <meta:editing-duration>P7DT15H26M4S</meta:editing-duration>
    <meta:editing-cycles>136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376" meta:character-count="2220"/>
  </office:meta>
</office:document-meta>
</file>